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bb038" officeooo:paragraph-rsid="001bb038" style:font-size-asian="14pt" style:font-size-complex="14pt"/>
    </style:style>
    <style:style style:name="P2" style:family="paragraph" style:parent-style-name="Preformatted_20_Text">
      <style:text-properties fo:font-size="15pt" officeooo:rsid="001bb038" officeooo:paragraph-rsid="001bb038" style:font-size-asian="15pt" style:font-size-complex="15pt"/>
    </style:style>
    <style:style style:name="P3" style:family="paragraph" style:parent-style-name="Preformatted_20_Text">
      <style:text-properties fo:font-size="15pt" officeooo:rsid="001bb038" officeooo:paragraph-rsid="001dd600" style:font-size-asian="15pt" style:font-size-complex="15pt"/>
    </style:style>
    <style:style style:name="T1" style:family="text">
      <style:text-properties officeooo:rsid="001bf156"/>
    </style:style>
    <style:style style:name="T2" style:family="text">
      <style:text-properties officeooo:rsid="001dd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ittle People – Bows</text:p>
      <text:p text:style-name="P2"/>
      <text:p text:style-name="P2"/>
      <text:p text:style-name="P2">This only goes to show <text:span text:style-name="T1">(flat)</text:span></text:p>
      <text:p text:style-name="P2"><text:tab/>What little people can do! (<text:span text:style-name="T1">flat</text:span>)</text:p>
      <text:p text:style-name="P2"/>
      <text:p text:style-name="P2">And little people know (up a little) </text:p>
      <text:p text:style-name="P2"><text:tab/>When little people fight (up)</text:p>
      <text:p text:style-name="P2"/>
      <text:p text:style-name="P2">We may look easy pickings (up a little)</text:p>
      <text:p text:style-name="P2"><text:tab/>But we've got some bite (up) </text:p>
      <text:p text:style-name="P2"/>
      <text:p text:style-name="P3">So never kick a dog <text:span text:style-name="T2">(slightly up)</text:span></text:p>
      <text:p text:style-name="P3"><text:tab/>Becaus<text:span text:style-name="T2">e he</text:span>'s just a pup (up)</text:p>
      <text:p text:style-name="P2"/>
      <text:p text:style-name="P2">We'll fight like twenty armies (<text:span text:style-name="T2">slightly up</text:span>)</text:p>
      <text:p text:style-name="P2"><text:tab/>And we won't give up (down)</text:p>
      <text:p text:style-name="P2"/>
      <text:p text:style-name="P2">So you'd better run for cover (<text:span text:style-name="T1">flat</text:span>)</text:p>
      <text:p text:style-name="P2"><text:tab/>When the pup grows up! (up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2:52:22.838222748</dc:date>
    <meta:editing-duration>PT7M10S</meta:editing-duration>
    <meta:editing-cycles>3</meta:editing-cycles>
    <meta:generator>LibreOffice/5.1.4.2$Linux_X86_64 LibreOffice_project/10m0$Build-2</meta:generator>
    <meta:print-date>2017-01-25T12:51:11.616143911</meta:print-date>
    <meta:document-statistic meta:table-count="0" meta:image-count="0" meta:object-count="0" meta:page-count="1" meta:paragraph-count="13" meta:word-count="81" meta:character-count="418" meta:non-whitespace-character-count="341"/>
  </office:meta>
</office:document-meta>
</file>